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6" table:default-cell-style-name="ce6"/>
        <table:table-column table:style-name="co27" table:default-cell-style-name="ce6"/>
        <table:table-column table:style-name="co16" table:number-columns-repeated="2" table:default-cell-style-name="ce6"/>
        <table:table-column table:style-name="co29" table:number-columns-repeated="989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oice Number</text:p>
          </table:table-cell>
          <table:table-cell table:style-name="ce1" office:value-type="string">
            <text:p>Invoice <text:s/>Date</text:p>
          </table:table-cell>
          <table:table-cell table:style-name="ce1" office:value-type="string">
            <text:p>Bill Number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Goods Purchas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.Value</text:p>
          </table:table-cell>
          <table:table-cell table:style-name="ce1" office:value-type="string">
            <text:p>Rate Tax</text:p>
          </table:table-cell>
          <table:table-cell table:style-name="ce1" office:value-type="string">
            <text:p>Input Tax 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OM</text:p>
          </table:table-cell>
          <table:table-cell table:style-name="ce11" table:number-columns-repeated="15"/>
          <table:table-cell table:style-name="ce21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1"/>
          <table:table-cell table:number-columns-repeated="989"/>
        </table:table-row>
        <table:table-row-group>
          <table:table-row-group>
            <table:table-row-group>
              <table:table-row table:style-name="ro2">
                <table:table-cell table:style-name="ce2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/>
                <table:table-cell table:style-name="ce15"/>
                <table:table-cell table:style-name="ce20" table:number-columns-repeated="4"/>
                <table:table-cell/>
                <table:table-cell table:style-name="ce15"/>
                <table:table-cell table:number-columns-repeated="990"/>
              </table:table-row>
              <table:table-row table:style-name="ro2">
                <table:table-cell table:style-name="ce3"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['inv_doc']" xlink:type="simple">name</text:a></text:p>
                </table:table-cell>
                <table:table-cell office:value-type="string">
                  <text:p><text:a xlink:href="python://convert_date(line['date_invoice'])" xlink:type="simple">inv_date</text:a></text:p>
                </table:table-cell>
                <table:table-cell table:style-name="ce9" office:value-type="string">
                  <text:p><text:a xlink:href="python://line['bill_number']" xlink:type="simple">bill_number</text:a></text:p>
                </table:table-cell>
                <table:table-cell table:style-name="ce9" office:value-type="string">
                  <text:p><text:a xlink:href="python://convert_date(line['bill_date'])" xlink:type="simple">bill_date</text:a></text:p>
                </table:table-cell>
                <table:table-cell office:value-type="string">
                  <text:p><text:a xlink:href="python://line['productname']" xlink:type="simple">productname</text:a></text:p>
                </table:table-cell>
                <table:table-cell office:value-type="string">
                  <text:p><text:a xlink:href="python://line['vatbased_qty']" xlink:type="simple">vatbased_qty</text:a></text:p>
                </table:table-cell>
                <table:table-cell office:value-type="string">
                  <text:p><text:a xlink:href="python://line['vatbased_amt']" xlink:type="simple">vatbased_amt</text:a></text:p>
                </table:table-cell>
                <table:table-cell office:value-type="string">
                  <text:p><text:a xlink:href="python://line['tax_name']" xlink:type="simple">tax_name</text:a></text:p>
                </table:table-cell>
                <table:table-cell office:value-type="string">
                  <text:p><text:a xlink:href="python://line['paid_amt']" xlink:type="simple">paid_amt</text:a></text:p>
                </table:table-cell>
                <table:table-cell table:style-name="ce10" office:value-type="string">
                  <text:p><text:a xlink:href="python://line['tin']" xlink:type="simple">tin</text:a></text:p>
                </table:table-cell>
                <table:table-cell office:value-type="string">
                  <text:p><text:a xlink:href="python://line['partnername']" xlink:type="simple">partnername</text:a></text:p>
                </table:table-cell>
                <table:table-cell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2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/>
                <table:table-cell table:style-name="ce15"/>
                <table:table-cell table:style-name="ce20" table:number-columns-repeated="4"/>
                <table:table-cell/>
                <table:table-cell table:style-name="ce15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5" table:number-columns-repeated="2"/>
                <table:table-cell table:style-name="ce20" table:number-columns-repeated="6"/>
                <table:table-cell/>
                <table:table-cell table:style-name="ce15"/>
                <table:table-cell table:number-columns-repeated="990"/>
              </table:table-row>
              <table:table-row table:style-name="ro1">
                <table:table-cell table:style-name="ce4"/>
                <table:table-cell table:style-name="ce8"/>
                <table:table-cell table:number-columns-repeated="3"/>
                <table:table-cell table:style-name="ce4" table:number-columns-repeated="5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1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9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2"/>
                <table:table-cell table:style-name="ce16"/>
                <table:table-cell table:style-name="ce18" table:number-columns-repeated="2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8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6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4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7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8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/>
                <table:table-cell table:style-name="ce16"/>
                <table:table-cell table:style-name="ce18" table:number-columns-repeated="4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5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2"/>
                <table:table-cell table:style-name="ce18" table:number-columns-repeated="6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2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 table:number-columns-repeated="3"/>
                <table:table-cell table:style-name="ce18" table:number-columns-repeated="5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</table:table-row-group>
            <table:table-row table:style-name="ro1">
              <table:table-cell table:style-name="ce5" table:number-columns-repeated="22"/>
              <table:table-cell table:style-name="ce14"/>
              <table:table-cell table:style-name="ce5"/>
              <table:table-cell table:style-name="ce17" table:number-columns-repeated="4"/>
              <table:table-cell table:style-name="ce19"/>
              <table:table-cell table:style-name="ce17" table:number-columns-repeated="2"/>
              <table:table-cell table:style-name="ce19"/>
              <table:table-cell table:style-name="ce5"/>
              <table:table-cell table:style-name="ce17"/>
              <table:table-cell table:style-name="ce5"/>
              <table:table-cell table:style-name="ce22" table:number-columns-repeated="989"/>
            </table:table-row>
          </table:table-row-group>
          <table:table-row table:style-name="ro1">
            <table:table-cell table:style-name="ce5" table:number-columns-repeated="22"/>
            <table:table-cell table:style-name="ce14"/>
            <table:table-cell table:style-name="ce5"/>
            <table:table-cell table:style-name="ce17" table:number-columns-repeated="4"/>
            <table:table-cell table:style-name="ce19"/>
            <table:table-cell table:style-name="ce17" table:number-columns-repeated="2"/>
            <table:table-cell table:style-name="ce19"/>
            <table:table-cell table:style-name="ce5"/>
            <table:table-cell table:style-name="ce17"/>
            <table:table-cell table:style-name="ce5"/>
            <table:table-cell table:style-name="ce22" table:number-columns-repeated="989"/>
          </table:table-row>
          <table:table-row-group>
            <table:table-row-group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 table:number-rows-repeated="3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7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  <table:table-row table:style-name="ro1">
                <table:table-cell table:style-name="ce4"/>
                <table:table-cell table:style-name="ce8"/>
                <table:table-cell table:style-name="ce4" table:number-columns-repeated="8"/>
                <table:table-cell table:style-name="ce8"/>
                <table:table-cell table:style-name="ce4" table:number-columns-repeated="11"/>
                <table:table-cell table:style-name="ce13"/>
                <table:table-cell table:style-name="ce4"/>
                <table:table-cell table:style-name="ce16"/>
                <table:table-cell table:style-name="ce18" table:number-columns-repeated="4"/>
                <table:table-cell table:style-name="ce16" table:number-columns-repeated="2"/>
                <table:table-cell table:style-name="ce18"/>
                <table:table-cell table:style-name="ce4"/>
                <table:table-cell table:style-name="ce16"/>
                <table:table-cell table:style-name="ce4"/>
                <table:table-cell table:style-name="ce22" table:number-columns-repeated="989"/>
              </table:table-row>
            </table:table-row-group>
            <table:table-row table:style-name="ro1">
              <table:table-cell table:style-name="ce5" table:number-columns-repeated="22"/>
              <table:table-cell table:style-name="ce14"/>
              <table:table-cell table:style-name="ce5"/>
              <table:table-cell table:style-name="ce17"/>
              <table:table-cell table:style-name="ce19" table:number-columns-repeated="4"/>
              <table:table-cell table:style-name="ce17" table:number-columns-repeated="2"/>
              <table:table-cell table:style-name="ce19"/>
              <table:table-cell table:style-name="ce5"/>
              <table:table-cell table:style-name="ce17"/>
              <table:table-cell table:style-name="ce5"/>
              <table:table-cell table:style-name="ce22" table:number-columns-repeated="989"/>
            </table:table-row>
          </table:table-row-group>
          <table:table-row table:style-name="ro1">
            <table:table-cell table:style-name="ce5" table:number-columns-repeated="22"/>
            <table:table-cell table:style-name="ce14"/>
            <table:table-cell table:style-name="ce5"/>
            <table:table-cell table:style-name="ce17"/>
            <table:table-cell table:style-name="ce19" table:number-columns-repeated="4"/>
            <table:table-cell table:style-name="ce17" table:number-columns-repeated="2"/>
            <table:table-cell table:style-name="ce19"/>
            <table:table-cell table:style-name="ce5"/>
            <table:table-cell table:style-name="ce17"/>
            <table:table-cell table:style-name="ce5"/>
            <table:table-cell table:style-name="ce22" table:number-columns-repeated="989"/>
          </table:table-row>
        </table:table-row-group>
        <table:table-row table:style-name="ro1">
          <table:table-cell table:style-name="ce5" table:number-columns-repeated="22"/>
          <table:table-cell table:style-name="ce14"/>
          <table:table-cell table:style-name="ce5"/>
          <table:table-cell table:style-name="ce17" table:number-columns-repeated="4"/>
          <table:table-cell table:style-name="ce19"/>
          <table:table-cell table:style-name="ce17" table:number-columns-repeated="2"/>
          <table:table-cell table:style-name="ce19"/>
          <table:table-cell table:style-name="ce5"/>
          <table:table-cell table:style-name="ce17"/>
          <table:table-cell table:style-name="ce5"/>
          <table:table-cell table:style-name="ce22" table:number-columns-repeated="989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03T18:22:01</dc:date>
    <meta:editing-cycles>129</meta:editing-cycles>
    <meta:generator>LibreOffice/3.5$Linux_x86 LibreOffice_project/350m1$Build-2</meta:generator>
    <meta:editing-duration>PT8H58M27S</meta:editing-duration>
    <meta:document-statistic meta:table-count="1" meta:cell-count="28" meta:object-count="0"/>
    <meta:template xlink:type="simple" xlink:actuate="onRequest" xlink:title="Normal.dotm" xlink:href=""/>
  </office:meta>
</office:document-meta>
</file>